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D5000000D60ED0F1F4800073A1.png" manifest:media-type="image/png"/>
  <manifest:file-entry manifest:full-path="Pictures/10001DEC0000063B000004BAB8953B88B0E7009E.svg" manifest:media-type="image/svg+xml"/>
  <manifest:file-entry manifest:full-path="Pictures/10000201000000D5000000D6A90E0F86A8A89276.png" manifest:media-type="image/png"/>
  <manifest:file-entry manifest:full-path="Pictures/10001E0B0000160E00001623C4013914ADAE8809.svg" manifest:media-type="image/svg+xml"/>
  <manifest:file-entry manifest:full-path="Pictures/10001A8F0000160E00001623A4203AC086B25353.svg" manifest:media-type="image/svg+xml"/>
  <manifest:file-entry manifest:full-path="Pictures/100002010000003C0000002EAE31551E5C606968.png" manifest:media-type="image/png"/>
  <manifest:file-entry manifest:full-path="Pictures/10001DE20000160E00001623B548BC16238DA977.svg" manifest:media-type="image/svg+xml"/>
  <manifest:file-entry manifest:full-path="Pictures/10000201000000D5000000D6AF146E5B0F93D3B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Hack" svg:font-family="Hack" style:font-adornments="Normal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Noto Sans Disp" svg:font-family="'Noto Sans Disp'" style:font-family-generic="swiss" style:font-pitch="variable"/>
    <style:font-face style:name="Noto Sans Mono" svg:font-family="'Noto Sans Mono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903cm"/>
    </style:style>
    <style:style style:name="gr5" style:family="graphic" style:parent-style-name="standard">
      <style:graphic-properties svg:stroke-width="0.04cm" svg:stroke-color="#0066cc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637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cm, 0.559cm, 1.12cm, 0.28cm)" draw:image-opacity="100%" style:mirror="none"/>
    </style:style>
    <style:style style:name="gr8" style:family="graphic" style:parent-style-name="standard">
      <style:graphic-properties svg:stroke-width="0.04cm" svg:stroke-color="#236bdc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cm" fo:min-width="2.3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764cm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1.15cm"/>
    </style:style>
    <style:style style:name="gr13" style:family="graphic" style:parent-style-name="standard">
      <style:graphic-properties svg:stroke-width="0.053cm" svg:stroke-color="#18a303" draw:marker-start-width="0.379cm" draw:marker-end-width="0.379cm" draw:fill="solid" draw:fill-color="#ffffff" draw:textarea-horizontal-align="justify" draw:textarea-vertical-align="middle" draw:auto-grow-height="false" fo:min-height="0.246cm" fo:min-width="0.736cm" fo:padding-top="0.151cm" fo:padding-bottom="0.151cm" fo:padding-left="0.276cm" fo:padding-right="0.276cm"/>
    </style:style>
    <style:style style:name="gr14" style:family="graphic" style:parent-style-name="standard">
      <style:graphic-properties svg:stroke-color="#ea7500" draw:fill="solid" draw:fill-color="#ea7500" draw:textarea-horizontal-align="justify" draw:textarea-vertical-align="middle" draw:auto-grow-height="false" fo:min-height="0cm" fo:min-width="0.376cm" fo:padding-top="0.2cm" fo:padding-bottom="0.2cm" fo:padding-left="0.2cm" fo:padding-right="0.2cm"/>
    </style:style>
    <style:style style:name="gr15" style:family="graphic" style:parent-style-name="standard">
      <style:graphic-properties svg:stroke-width="0.028cm" svg:stroke-color="#236bdc" draw:marker-start-width="0.342cm" draw:marker-end-width="0.342cm" svg:stroke-opacity="50%" draw:fill="none" draw:opacity="100%" draw:textarea-horizontal-align="justify" draw:textarea-vertical-align="middle" draw:auto-grow-height="false" fo:min-height="3cm" fo:min-width="9.125cm" fo:padding-top="0.139cm" fo:padding-bottom="0.139cm" fo:padding-left="0.264cm" fo:padding-right="0.264cm"/>
    </style:style>
    <style:style style:name="P1" style:family="paragraph">
      <style:paragraph-properties fo:text-align="center"/>
      <style:text-properties style:font-name="Hack" fo:font-size="10pt" fo:font-style="normal" fo:font-weight="normal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e6e6e6"/>
      <style:paragraph-properties fo:text-align="center"/>
      <style:text-properties style:font-name="Hack" fo:font-size="10pt" fo:font-style="normal" fo:font-weight="normal"/>
    </style:style>
    <style:style style:name="P4" style:family="paragraph">
      <loext:graphic-properties draw:fill="solid" draw:fill-color="#b2b2b2"/>
      <style:paragraph-properties fo:text-align="center"/>
      <style:text-properties style:font-name="Hack" fo:font-size="10pt" fo:font-style="normal" fo:font-weight="normal"/>
    </style:style>
    <style:style style:name="P5" style:family="paragraph">
      <style:paragraph-properties fo:text-align="center"/>
      <style:text-properties style:font-name="Noto Sans Mono"/>
    </style:style>
    <style:style style:name="P6" style:family="paragraph">
      <loext:graphic-properties draw:fill="none" draw:fill-color="#ffffff"/>
      <style:paragraph-properties fo:text-align="center"/>
      <style:text-properties fo:color="#333333" style:font-name="Noto Sans Mono" fo:font-size="10pt" fo:font-style="normal" fo:font-weight="normal" style:font-size-asian="10pt" style:font-weight-asian="bold" style:font-size-complex="10pt" style:font-weight-complex="bold"/>
    </style:style>
    <style:style style:name="P7" style:family="paragraph">
      <style:text-properties style:font-name="Noto Sans Mono"/>
    </style:style>
    <style:style style:name="P8" style:family="paragraph">
      <loext:graphic-properties draw:fill="none" draw:fill-color="#ffffff"/>
      <style:text-properties fo:color="#333333" style:font-name="Noto Sans Mono" fo:font-size="9pt" fo:font-style="normal" fo:font-weight="normal" style:font-size-asian="8pt" style:font-style-asian="normal" style:font-weight-asian="bold" style:font-size-complex="8pt" style:font-style-complex="normal" style:font-weight-complex="bold"/>
    </style:style>
    <style:style style:name="P9" style:family="paragraph">
      <loext:graphic-properties draw:fill="none"/>
      <style:paragraph-properties fo:text-align="center"/>
      <style:text-properties style:font-name="Hack" fo:font-size="10pt" fo:font-style="normal" fo:font-weight="normal"/>
    </style:style>
    <style:style style:name="P10" style:family="paragraph">
      <style:paragraph-properties fo:text-align="center"/>
      <style:text-properties fo:color="#236bdc"/>
    </style:style>
    <style:style style:name="P11" style:family="paragraph">
      <loext:graphic-properties draw:fill="none" draw:fill-color="#ffffff"/>
      <style:paragraph-properties fo:text-align="center"/>
      <style:text-properties fo:color="#236bdc" style:font-name="Noto Sans Mono" fo:font-size="10pt" fo:text-shadow="none" fo:font-weight="normal" style:font-size-asian="10pt" style:font-weight-asian="normal" style:font-size-complex="10pt" style:font-weight-complex="normal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color="#ffffff" style:font-name="Noto Sans Disp" fo:font-style="normal" style:font-style-asian="normal" style:font-style-complex="normal"/>
    </style:style>
    <style:style style:name="P14" style:family="paragraph">
      <loext:graphic-properties draw:fill="none" draw:fill-color="#ffffff"/>
      <style:text-properties fo:color="#ffffff" style:font-name="Noto Sans Disp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5" style:family="paragraph">
      <style:text-properties fo:color="#ffffff"/>
    </style:style>
    <style:style style:name="P16" style:family="paragraph">
      <loext:graphic-properties draw:fill="none" draw:fill-color="#ffffff"/>
      <style:text-properties fo:color="#ffffff" style:font-name="Hack" fo:font-size="8pt" fo:font-style="normal" fo:font-weight="normal" style:font-size-asian="7pt" style:font-style-asian="italic" style:font-weight-asian="bold" style:font-size-complex="7pt" style:font-style-complex="italic" style:font-weight-complex="bold"/>
    </style:style>
    <style:style style:name="P17" style:family="paragraph">
      <style:paragraph-properties fo:text-align="center"/>
      <style:text-properties fo:color="#18a303"/>
    </style:style>
    <style:style style:name="P18" style:family="paragraph">
      <loext:graphic-properties draw:fill="solid" draw:fill-color="#ffffff"/>
      <style:paragraph-properties fo:text-align="center"/>
      <style:text-properties fo:color="#18a303" style:font-name="Hack1" fo:font-size="12pt" style:font-size-asian="12pt" style:font-size-complex="12pt"/>
    </style:style>
    <style:style style:name="P19" style:family="paragraph">
      <style:paragraph-properties fo:margin-left="0.1cm" fo:margin-right="0.1cm" fo:text-align="center" fo:text-indent="0cm"/>
      <style:text-properties style:font-name="Noto Sans Mono"/>
    </style:style>
    <style:style style:name="P20" style:family="paragraph">
      <loext:graphic-properties draw:fill="solid" draw:fill-color="#ea7500"/>
      <style:paragraph-properties fo:margin-left="0.1cm" fo:margin-right="0.1cm" fo:text-align="center" fo:text-indent="0cm"/>
      <style:text-properties fo:color="#ffffff" style:font-name="Noto Sans Mono" fo:font-size="14pt" style:font-size-asian="18pt" style:font-size-complex="18pt"/>
    </style:style>
    <style:style style:name="P21" style:family="paragraph">
      <loext:graphic-properties draw:fill="none" draw:opacity="100%"/>
      <style:paragraph-properties fo:text-align="center"/>
    </style:style>
    <style:style style:name="T1" style:family="text">
      <style:text-properties fo:color="#333333" style:font-name="Noto Sans Mono" fo:font-size="10pt" fo:font-style="normal" fo:font-weight="normal" style:font-size-asian="10pt" style:font-weight-asian="bold" style:font-size-complex="10pt" style:font-weight-complex="bold"/>
    </style:style>
    <style:style style:name="T2" style:family="text">
      <style:text-properties fo:color="#333333" fo:font-size="9pt" fo:font-style="normal" fo:font-weight="normal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236bdc" style:font-name="Noto Sans Mono" fo:font-size="10pt" fo:text-shadow="none" fo:font-weight="normal" style:font-size-asian="10pt" style:font-weight-asian="normal" style:font-size-complex="10pt" style:font-weight-complex="normal"/>
    </style:style>
    <style:style style:name="T4" style:family="text">
      <style:text-properties fo:color="#ffffff" style:font-name="Noto Sans Disp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" style:family="text">
      <style:text-properties fo:color="#ffffff" style:font-name="Hack" fo:font-size="7pt" fo:font-style="normal" fo:font-weight="normal" style:font-size-asian="6pt" style:font-style-asian="italic" style:font-weight-asian="bold" style:font-size-complex="6pt" style:font-style-complex="italic" style:font-weight-complex="bold"/>
    </style:style>
    <style:style style:name="T6" style:family="text">
      <style:text-properties fo:color="#18a303" style:font-name="Hack1" fo:font-size="8pt" style:font-size-asian="8pt" style:font-size-complex="8pt"/>
    </style:style>
    <style:style style:name="T7" style:family="text">
      <style:text-properties fo:color="#ffffff" style:font-name="Noto Sans Mono" fo:font-size="9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line draw:style-name="gr1" draw:text-style-name="P1" draw:layer="layout" svg:x1="12.497cm" svg:y1="4.297cm" svg:x2="12.367cm" svg:y2="4.395cm">
            <text:p/>
          </draw:line>
          <draw:line draw:style-name="gr1" draw:text-style-name="P1" draw:layer="layout" svg:x1="13.138cm" svg:y1="4.731cm" svg:x2="12.368cm" svg:y2="4.395cm">
            <text:p/>
          </draw:line>
          <draw:line draw:style-name="gr1" draw:text-style-name="P1" draw:layer="layout" svg:x1="12.496cm" svg:y1="4.297cm" svg:x2="11.726cm" svg:y2="3.981cm">
            <text:p/>
          </draw:line>
        </draw:g>
        <draw:g>
          <draw:line draw:style-name="gr1" draw:text-style-name="P1" draw:layer="layout" svg:x1="12.388cm" svg:y1="3.391cm" svg:x2="12.514cm" svg:y2="3.49cm">
            <text:p/>
          </draw:line>
          <draw:line draw:style-name="gr1" draw:text-style-name="P1" draw:layer="layout" svg:x1="11.763cm" svg:y1="3.825cm" svg:x2="12.513cm" svg:y2="3.489cm">
            <text:p/>
          </draw:line>
          <draw:line draw:style-name="gr1" draw:text-style-name="P1" draw:layer="layout" svg:x1="12.388cm" svg:y1="3.391cm" svg:x2="13.138cm" svg:y2="3.075cm">
            <text:p/>
          </draw:line>
        </draw:g>
        <draw:g>
          <draw:line draw:style-name="gr1" draw:text-style-name="P1" draw:layer="layout" svg:x1="11.726cm" svg:y1="6.861cm" svg:x2="11.555cm" svg:y2="6.736cm">
            <text:p/>
          </draw:line>
          <draw:line draw:style-name="gr1" draw:text-style-name="P1" draw:layer="layout" svg:x1="10.975cm" svg:y1="7.48cm" svg:x2="11.555cm" svg:y2="6.737cm">
            <text:p/>
          </draw:line>
          <draw:line draw:style-name="gr1" draw:text-style-name="P1" draw:layer="layout" svg:x1="11.726cm" svg:y1="6.861cm" svg:x2="12.273cm" svg:y2="6.118cm">
            <text:p/>
          </draw:line>
        </draw:g>
        <draw:g>
          <draw:line draw:style-name="gr1" draw:text-style-name="P1" draw:layer="layout" svg:x1="3.388cm" svg:y1="4.366cm" svg:x2="3.514cm" svg:y2="4.464cm">
            <text:p/>
          </draw:line>
          <draw:line draw:style-name="gr1" draw:text-style-name="P1" draw:layer="layout" svg:x1="2.763cm" svg:y1="4.8cm" svg:x2="3.513cm" svg:y2="4.464cm">
            <text:p/>
          </draw:line>
          <draw:line draw:style-name="gr1" draw:text-style-name="P1" draw:layer="layout" svg:x1="3.388cm" svg:y1="4.366cm" svg:x2="4.138cm" svg:y2="4.05cm">
            <text:p/>
          </draw:line>
        </draw:g>
        <draw:line draw:style-name="gr1" draw:text-style-name="P2" draw:layer="layout" svg:x1="8.15cm" svg:y1="1.875cm" svg:x2="8.15cm" svg:y2="2.5cm">
          <text:p/>
        </draw:line>
        <draw:line draw:style-name="gr1" draw:text-style-name="P2" draw:layer="layout" svg:x1="10.938cm" svg:y1="3.675cm" svg:x2="8.5cm" svg:y2="2.875cm">
          <text:p/>
        </draw:line>
        <draw:line draw:style-name="gr1" draw:text-style-name="P2" draw:layer="layout" svg:x1="5.125cm" svg:y1="3.75cm" svg:x2="7.95cm" svg:y2="2.875cm">
          <text:p/>
        </draw:line>
        <draw:g>
          <draw:path draw:style-name="gr2" draw:text-style-name="P3" draw:layer="layout" svg:width="2.709cm" svg:height="2.009cm" svg:x="6.776cm" svg:y="-0.553cm" svg:viewBox="0 0 2710 2010" svg:d="M2412 1389c331 594-467 547-714 501-265 199-596 131-729-67-211 181-857 207-729-330-265-132-396-594 66-793-155-388 381-602 663-396 133-463 710-351 846 27 332-198 1012 104 597 397 397 197 397 528 0 661z">
            <text:p/>
          </draw:path>
          <draw:path draw:style-name="gr3" draw:text-style-name="P4" draw:layer="layout" svg:width="0.113cm" svg:height="0.181cm" svg:x="9.276cm" svg:y="0.91cm" svg:viewBox="0 0 114 182" svg:d="M53 0c31 63 51 119 61 171l-29 5-28 6c-9-46-28-98-57-157l26-12z">
            <text:p/>
          </draw:path>
          <draw:path draw:style-name="gr3" draw:text-style-name="P4" draw:layer="layout" svg:width="0.099cm" svg:height="0.178cm" svg:x="9.298cm" svg:y="1.147cm" svg:viewBox="0 0 100 179" svg:d="M100 0v11c0 34-5 64-14 92s-22 54-40 76l-22-17-24-17c14-19 25-38 30-60 8-22 12-47 12-74v-9l29-1z">
            <text:p/>
          </draw:path>
          <draw:path draw:style-name="gr3" draw:text-style-name="P4" draw:layer="layout" svg:width="0.181cm" svg:height="0.129cm" svg:x="9.119cm" svg:y="1.329cm" svg:viewBox="0 0 182 130" svg:d="M182 43c-22 20-48 37-75 51-28 14-57 26-89 36l-9-27-9-28c28-8 55-19 79-32 25-13 46-26 65-43l19 22z">
            <text:p/>
          </draw:path>
          <draw:path draw:style-name="gr3" draw:text-style-name="P4" draw:layer="layout" svg:width="0.181cm" svg:height="0.08cm" svg:x="8.898cm" svg:y="1.419cm" svg:viewBox="0 0 182 81" svg:d="M182 56c-57 14-117 21-178 25l-2-28-2-29c57-4 115-11 169-24l6 27z">
            <text:p/>
          </draw:path>
          <draw:path draw:style-name="gr3" draw:text-style-name="P4" draw:layer="layout" svg:width="0.177cm" svg:height="0.063cm" svg:x="8.663cm" svg:y="1.439cm" svg:viewBox="0 0 178 64" svg:d="M178 64h-36c-49 0-98-2-142-6l3-29 2-29c43 4 89 6 137 6 12 0 23 0 36-1v29z">
            <text:p/>
          </draw:path>
          <draw:path draw:style-name="gr3" draw:text-style-name="P4" draw:layer="layout" svg:width="0.172cm" svg:height="0.168cm" svg:x="8.438cm" svg:y="1.422cm" svg:viewBox="0 0 173 169" svg:d="M165 127c-21-3-39-6-57-9-27 19-53 37-80 51l-13-25-15-26c28-15 57-33 85-53l2-2c4-4 10-4 15-4 2 0 3 0 5 1 20 4 42 7 66 10l-4 28zM109 28c4 1 7 1 11 2 4-2 7-5 11-6l-17-24z">
            <text:p/>
          </draw:path>
          <draw:path draw:style-name="gr3" draw:text-style-name="P4" draw:layer="layout" svg:width="0.182cm" svg:height="0.107cm" svg:x="8.229cm" svg:y="1.508cm" svg:viewBox="0 0 183 108" svg:d="M183 53c-58 26-116 45-172 55l-6-29-5-28c52-10 105-27 159-51l12 26z">
            <text:p/>
          </draw:path>
          <draw:path draw:style-name="gr3" draw:text-style-name="P4" draw:layer="layout" svg:width="0.182cm" svg:height="0.073cm" svg:x="7.998cm" svg:y="1.551cm" svg:viewBox="0 0 183 74" svg:d="M183 72c-15 1-30 2-45 2-48 0-95-5-138-18l8-29 8-27c38 11 79 17 122 17 14 0 27-1 40-2l3 28z">
            <text:p/>
          </draw:path>
          <draw:path draw:style-name="gr3" draw:text-style-name="P4" draw:layer="layout" svg:width="0.173cm" svg:height="0.146cm" svg:x="7.79cm" svg:y="1.439cm" svg:viewBox="0 0 174 147" svg:d="M150 147c-57-25-108-62-150-108l22-19 21-20c36 40 81 71 131 94l-12 25z">
            <text:p/>
          </draw:path>
          <draw:path draw:style-name="gr3" draw:text-style-name="P4" draw:layer="layout" svg:width="0.182cm" svg:height="0.121cm" svg:x="7.61cm" svg:y="1.4cm" svg:viewBox="0 0 183 122" svg:d="M183 45c-24 18-50 33-78 46s-59 24-90 31l-8-28-7-28c28-7 56-16 80-27 25-11 47-24 66-39l19 23z">
            <text:p/>
          </draw:path>
          <draw:path draw:style-name="gr3" draw:text-style-name="P4" draw:layer="layout" svg:width="0.182cm" svg:height="0.063cm" svg:x="7.382cm" svg:y="1.476cm" svg:viewBox="0 0 183 64" svg:d="M183 57c-31 5-62 7-94 7-29 0-59-2-89-6l4-29 4-28c26 3 55 5 81 5 29 0 57-2 86-6l3 28z">
            <text:p/>
          </draw:path>
          <draw:path draw:style-name="gr3" draw:text-style-name="P4" draw:layer="layout" svg:width="0.182cm" svg:height="0.113cm" svg:x="7.151cm" svg:y="1.41cm" svg:viewBox="0 0 183 114" svg:d="M172 114c-61-13-119-35-172-64l15-26 13-24c48 26 102 46 155 57l-5 28z">
            <text:p/>
          </draw:path>
          <draw:path draw:style-name="gr3" draw:text-style-name="P4" draw:layer="layout" svg:width="0.158cm" svg:height="0.165cm" svg:x="6.975cm" svg:y="1.262cm" svg:viewBox="0 0 159 166" svg:d="M124 166c-49-37-93-82-124-137l26-14 24-15c28 48 65 88 109 119l-18 23z">
            <text:p/>
          </draw:path>
          <draw:path draw:style-name="gr3" draw:text-style-name="P4" draw:layer="layout" svg:width="0.084cm" svg:height="0.179cm" svg:x="6.917cm" svg:y="1.055cm" svg:viewBox="0 0 85 180" svg:d="M31 180c-20-51-31-109-31-174v-6h29l30 1v5c0 57 9 108 26 153l-26 10z">
            <text:p/>
          </draw:path>
          <draw:path draw:style-name="gr3" draw:text-style-name="P4" draw:layer="layout" svg:width="0.182cm" svg:height="0.147cm" svg:x="6.797cm" svg:y="0.867cm" svg:viewBox="0 0 183 148" svg:d="M125 124l26 3 3-6-28-3c-1 1-1 4-1 6zM182 131l-29-4h-2l-10 21c-52-26-100-63-141-109l22-19 21-20c36 40 78 73 124 95 1 1 2 1 2 2 0 6 8 6 11 10s3 10 3 14c0 2 0 2 0 4s0 4-1 6z">
            <text:p/>
          </draw:path>
          <draw:path draw:style-name="gr3" draw:text-style-name="P4" draw:layer="layout" svg:width="0.128cm" svg:height="0.179cm" svg:x="6.677cm" svg:y="0.678cm" svg:viewBox="0 0 129 180" svg:d="M81 180c-35-48-62-104-81-162l27-10 28-8c18 53 42 103 74 147l-25 17z">
            <text:p/>
          </draw:path>
          <draw:path draw:style-name="gr3" draw:text-style-name="P4" draw:layer="layout" svg:width="0.068cm" svg:height="0.182cm" svg:x="6.65cm" svg:y="0.454cm" svg:viewBox="0 0 69 183" svg:d="M12 183c-8-37-12-75-12-113 0-24 2-46 5-70l28 4 30 4c-4 20-5 42-5 62 0 34 4 68 11 101l-29 6z">
            <text:p/>
          </draw:path>
          <draw:path draw:style-name="gr3" draw:text-style-name="P4" draw:layer="layout" svg:width="0.126cm" svg:height="0.179cm" svg:x="6.666cm" svg:y="0.228cm" svg:viewBox="0 0 127 180" svg:d="M0 166c16-58 41-114 80-166l24 18 23 17c-35 46-57 94-71 145l-29-7z">
            <text:p/>
          </draw:path>
          <draw:path draw:style-name="gr3" draw:text-style-name="P4" draw:layer="layout" svg:width="0.172cm" svg:height="0.148cm" svg:x="6.786cm" svg:y="0.074cm" svg:viewBox="0 0 173 149" svg:d="M0 109c38-40 86-78 144-109l15 24 14 26c-52 29-96 63-131 99l-21-20z">
            <text:p/>
          </draw:path>
          <draw:path draw:style-name="gr3" draw:text-style-name="P4" draw:layer="layout" svg:width="0.09cm" svg:height="0.186cm" svg:x="6.956cm" svg:y="-0.089cm" svg:viewBox="0 0 91 187" svg:d="M31 134l12 27 19-9-12-26c-6 2-13 5-19 8zM55 187l-12-26-8 3c-24-59-35-114-35-164h29 29c0 43 10 91 30 142 2 3 3 7 3 10 0 7-2 11-4 15-2 5-6 7-10 10-1 1-2 1-4 2-6 2-12 5-18 8z">
            <text:p/>
          </draw:path>
          <draw:path draw:style-name="gr3" draw:text-style-name="P4" draw:layer="layout" svg:width="0.129cm" svg:height="0.175cm" svg:x="6.962cm" svg:y="-0.316cm" svg:viewBox="0 0 130 176" svg:d="M0 166c6-34 18-63 32-91 15-27 34-52 56-75l21 21 21 19c-19 19-35 40-47 63-12 22-21 47-26 73l-29-5z">
            <text:p/>
          </draw:path>
          <draw:path draw:style-name="gr3" draw:text-style-name="P4" draw:layer="layout" svg:width="0.181cm" svg:height="0.122cm" svg:x="7.097cm" svg:y="-0.434cm" svg:viewBox="0 0 182 123" svg:d="M0 77c48-35 105-61 168-77l7 27 7 29c-55 14-105 37-148 67l-16-22z">
            <text:p/>
          </draw:path>
          <draw:path draw:style-name="gr3" draw:text-style-name="P4" draw:layer="layout" svg:width="0.182cm" svg:height="0.065cm" svg:x="7.325cm" svg:y="-0.454cm" svg:viewBox="0 0 183 66" svg:d="M0 7c28-5 58-7 86-7 33 0 65 3 97 8l-4 29-5 29c-29-5-58-7-88-7-26 0-52 1-77 5l-4-29z">
            <text:p/>
          </draw:path>
          <draw:path draw:style-name="gr3" draw:text-style-name="P4" draw:layer="layout" svg:width="0.189cm" svg:height="0.181cm" svg:x="7.552cm" svg:y="-0.433cm" svg:viewBox="0 0 190 182" svg:d="M16 0c57 16 113 41 162 76l-14 20 26 9c-1 2-1 3-2 4-1 2-1 4-2 6-17 51-5 7-10 10s-10 4-15 4-10-2-15-4c0-1-1-1-2-2-44-31-93-52-144-67l8-29zM137 182l3-4-2-1-26-9c-1 2-2 3-2 5z">
            <text:p/>
          </draw:path>
          <draw:path draw:style-name="gr3" draw:text-style-name="P4" draw:layer="layout" svg:width="0.151cm" svg:height="0.167cm" svg:x="7.712cm" svg:y="-0.547cm" svg:viewBox="0 0 152 168" svg:d="M0 142c15-28 31-54 52-78 20-24 41-45 65-64l17 24 18 22c-20 17-38 34-56 55-17 20-32 43-44 67l-26-12z">
            <text:p/>
          </draw:path>
          <draw:path draw:style-name="gr3" draw:text-style-name="P4" draw:layer="layout" svg:width="0.182cm" svg:height="0.109cm" svg:x="7.88cm" svg:y="-0.641cm" svg:viewBox="0 0 183 110" svg:d="M0 59c53-31 113-50 175-59l4 28 4 29c-54 9-107 25-154 53l-14-26z">
            <text:p/>
          </draw:path>
          <draw:path draw:style-name="gr3" draw:text-style-name="P4" draw:layer="layout" svg:width="0.181cm" svg:height="0.079cm" svg:x="8.117cm" svg:y="-0.647cm" svg:viewBox="0 0 182 80" svg:d="M0 0h18c55 0 110 8 164 24l-9 29-8 27c-48-14-98-22-147-22-6 0-11 0-16 1l-1-30z">
            <text:p/>
          </draw:path>
          <draw:path draw:style-name="gr3" draw:text-style-name="P4" draw:layer="layout" svg:width="0.176cm" svg:height="0.141cm" svg:x="8.331cm" svg:y="-0.601cm" svg:viewBox="0 0 177 142" svg:d="M24 0c54 24 107 58 153 101l-20 20-21 21c-39-38-86-68-136-89l12-27z">
            <text:p/>
          </draw:path>
          <draw:path draw:style-name="gr3" draw:text-style-name="P4" draw:layer="layout" svg:width="0.128cm" svg:height="0.211cm" svg:x="8.505cm" svg:y="-0.456cm" svg:viewBox="0 0 129 212" svg:d="M44 0c34 42 64 91 85 146l-14 5 14 23c-5 3-8 5-13 7s-9 4-15 4-10-1-14-4-9-6-11-10c0-2 0-4-1-5-19-49-45-92-75-129l22-18zM33 212l14-5-1-2-13-26c-5 3-9 5-13 8z">
            <text:p/>
          </draw:path>
          <draw:path draw:style-name="gr3" draw:text-style-name="P4" draw:layer="layout" svg:width="0.181cm" svg:height="0.086cm" svg:x="8.663cm" svg:y="-0.39cm" svg:viewBox="0 0 182 87" svg:d="M0 33c56-21 118-31 181-33l1 29v29c-56 1-111 11-162 29l-10-27z">
            <text:p/>
          </draw:path>
          <draw:path draw:style-name="gr3" draw:text-style-name="P4" draw:layer="layout" svg:width="0.182cm" svg:height="0.087cm" svg:x="8.9cm" svg:y="-0.389cm" svg:viewBox="0 0 183 88" svg:d="M4 0c61 4 121 16 179 33l-9 28-9 27c-53-17-109-26-165-30l2-30z">
            <text:p/>
          </draw:path>
          <draw:path draw:style-name="gr3" draw:text-style-name="P4" draw:layer="layout" svg:width="0.181cm" svg:height="0.134cm" svg:x="9.117cm" svg:y="-0.336cm" svg:viewBox="0 0 182 135" svg:d="M21 0c59 24 113 53 161 88l-19 24-17 23c-42-32-93-60-146-82l11-27z">
            <text:p/>
          </draw:path>
          <draw:path draw:style-name="gr3" draw:text-style-name="P4" draw:layer="layout" svg:width="0.139cm" svg:height="0.173cm" svg:x="9.304cm" svg:y="-0.207cm" svg:viewBox="0 0 140 174" svg:d="M40 0c26 24 46 50 63 75 18 28 30 56 37 86l-27 6-29 7c-6-22-16-46-30-67-14-23-32-44-54-65l21-21z">
            <text:p/>
          </draw:path>
          <draw:path draw:style-name="gr3" draw:text-style-name="P4" draw:layer="layout" svg:width="0.116cm" svg:height="0.174cm" svg:x="9.335cm" svg:y="0.016cm" svg:viewBox="0 0 117 175" svg:d="M117 1c-1 29-7 59-19 88s-29 58-54 86l-22-18-22-19c20-23 34-47 44-70 9-23 14-45 15-68l28 1z">
            <text:p/>
          </draw:path>
          <draw:path draw:style-name="gr3" draw:text-style-name="P4" draw:layer="layout" svg:width="0.159cm" svg:height="0.165cm" svg:x="9.344cm" svg:y="0.185cm" svg:viewBox="0 0 160 166" svg:d="M31 0c24 15 47 34 69 58 21 22 41 48 60 76l-25 16-24 16c-17-26-34-49-53-68s-38-36-58-49l16-25z">
            <text:p/>
          </draw:path>
          <draw:path draw:style-name="gr3" draw:text-style-name="P4" draw:layer="layout" svg:width="0.106cm" svg:height="0.181cm" svg:x="9.482cm" svg:y="0.373cm" svg:viewBox="0 0 107 182" svg:d="M52 0c26 54 47 114 55 174l-29 4-28 4c-8-54-25-107-50-156l26-12z">
            <text:p/>
          </draw:path>
          <draw:path draw:style-name="gr3" draw:text-style-name="P4" draw:layer="layout" svg:width="0.1cm" svg:height="0.179cm" svg:x="9.492cm" svg:y="0.608cm" svg:viewBox="0 0 101 180" svg:d="M101 1c0 31-5 62-13 92-9 30-21 60-39 87l-24-15-25-16c15-23 25-47 32-72 7-24 11-51 11-77l30 1z">
            <text:p/>
          </draw:path>
          <draw:path draw:style-name="gr3" draw:text-style-name="P4" draw:layer="layout" svg:width="0.176cm" svg:height="0.138cm" svg:x="9.325cm" svg:y="0.798cm" svg:viewBox="0 0 177 139" svg:d="M177 40c-20 20-43 38-68 55-26 17-55 31-88 44l-10-26-11-28c28-11 55-23 78-39 21-14 40-28 56-46l21 21z">
            <text:p/>
          </draw:path>
        </draw:g>
        <draw:frame draw:style-name="gr4" draw:text-style-name="P6" draw:layer="layout" svg:width="2.403cm" svg:height="0.73cm" svg:x="6.994cm" svg:y="0.098cm">
          <draw:text-box>
            <text:p text:style-name="P5"><text:span text:style-name="T1">I</text:span><text:span text:style-name="T1">n</text:span><text:span text:style-name="T1">t</text:span><text:span text:style-name="T1">e</text:span><text:span text:style-name="T1">r</text:span><text:span text:style-name="T1">n</text:span><text:span text:style-name="T1">e</text:span><text:span text:style-name="T1">t</text:span></text:p>
          </draw:text-box>
        </draw:frame>
        <draw:g>
          <draw:line draw:style-name="gr1" draw:text-style-name="P1" draw:layer="layout" svg:x1="6.815cm" svg:y1="6.858cm" svg:x2="6.644cm" svg:y2="6.974cm">
            <text:p/>
          </draw:line>
          <draw:line draw:style-name="gr1" draw:text-style-name="P1" draw:layer="layout" svg:x1="6.063cm" svg:y1="6.28cm" svg:x2="6.644cm" svg:y2="6.972cm">
            <text:p/>
          </draw:line>
          <draw:line draw:style-name="gr1" draw:text-style-name="P1" draw:layer="layout" svg:x1="6.815cm" svg:y1="6.858cm" svg:x2="7.363cm" svg:y2="7.55cm">
            <text:p/>
          </draw:line>
        </draw:g>
        <draw:g>
          <draw:line draw:style-name="gr1" draw:text-style-name="P1" draw:layer="layout" svg:x1="4.839cm" svg:y1="6.868cm" svg:x2="4.668cm" svg:y2="6.743cm">
            <text:p/>
          </draw:line>
          <draw:line draw:style-name="gr1" draw:text-style-name="P1" draw:layer="layout" svg:x1="4.088cm" svg:y1="7.487cm" svg:x2="4.668cm" svg:y2="6.744cm">
            <text:p/>
          </draw:line>
          <draw:line draw:style-name="gr1" draw:text-style-name="P1" draw:layer="layout" svg:x1="4.839cm" svg:y1="6.868cm" svg:x2="5.386cm" svg:y2="6.125cm">
            <text:p/>
          </draw:line>
        </draw:g>
        <draw:g>
          <draw:line draw:style-name="gr1" draw:text-style-name="P1" draw:layer="layout" svg:x1="3.513cm" svg:y1="3.491cm" svg:x2="3.387cm" svg:y2="3.59cm">
            <text:p/>
          </draw:line>
          <draw:line draw:style-name="gr1" draw:text-style-name="P1" draw:layer="layout" svg:x1="4.138cm" svg:y1="3.925cm" svg:x2="3.388cm" svg:y2="3.589cm">
            <text:p/>
          </draw:line>
          <draw:line draw:style-name="gr1" draw:text-style-name="P1" draw:layer="layout" svg:x1="3.513cm" svg:y1="3.491cm" svg:x2="2.763cm" svg:y2="3.175cm">
            <text:p/>
          </draw:line>
        </draw:g>
        <draw:line draw:style-name="gr1" draw:text-style-name="P1" draw:layer="layout" svg:x1="0.773cm" svg:y1="0.625cm" svg:x2="2cm" svg:y2="0.625cm">
          <text:p/>
        </draw:line>
        <draw:line draw:style-name="gr5" draw:text-style-name="P1" draw:layer="layout" svg:x1="0.773cm" svg:y1="0.75cm" svg:x2="2cm" svg:y2="0.75cm">
          <text:p/>
        </draw:line>
        <draw:frame draw:style-name="gr6" draw:text-style-name="P8" draw:layer="layout" svg:width="1.137cm" svg:height="0.683cm" svg:x="1.8cm" svg:y="0.317cm">
          <draw:text-box>
            <text:p text:style-name="P7"><text:span text:style-name="T2">LAN</text:span></text:p>
          </draw:text-box>
        </draw:frame>
        <draw:g>
          <draw:line draw:style-name="gr1" draw:text-style-name="P1" draw:layer="layout" svg:x1="1.249cm" svg:y1="1.253cm" svg:x2="1.373cm" svg:y2="1.333cm">
            <text:p/>
          </draw:line>
          <draw:line draw:style-name="gr1" draw:text-style-name="P1" draw:layer="layout" svg:x1="0.636cm" svg:y1="1.607cm" svg:x2="1.372cm" svg:y2="1.333cm">
            <text:p/>
          </draw:line>
          <draw:line draw:style-name="gr1" draw:text-style-name="P1" draw:layer="layout" svg:x1="1.249cm" svg:y1="1.253cm" svg:x2="1.985cm" svg:y2="0.995cm">
            <text:p/>
          </draw:line>
        </draw:g>
        <draw:frame draw:style-name="gr6" draw:text-style-name="P8" draw:layer="layout" svg:width="1.137cm" svg:height="0.683cm" svg:x="1.8cm" svg:y="0.817cm">
          <draw:text-box>
            <text:p text:style-name="P7"><text:span text:style-name="T2">WAN</text:span></text:p>
          </draw:text-box>
        </draw:frame>
        <draw:line draw:style-name="gr1" draw:text-style-name="P1" draw:layer="layout" svg:x1="1.738cm" svg:y1="3.175cm" svg:x2="1.363cm" svg:y2="3.175cm">
          <text:p/>
        </draw:line>
        <draw:frame draw:style-name="gr7" draw:text-style-name="P9" draw:layer="layout" svg:width="1.7cm" svg:height="1.19cm" svg:x="7.3cm" svg:y="1cm">
          <draw:image xlink:href="Pictures/10001E0B0000160E00001623C4013914ADAE8809.svg" xlink:type="simple" xlink:show="embed" xlink:actuate="onLoad" loext:mime-type="image/svg+xml">
            <text:p/>
          </draw:image>
          <draw:image xlink:href="Pictures/10000201000000D5000000D6A90E0F86A8A89276.png" xlink:type="simple" xlink:show="embed" xlink:actuate="onLoad" loext:mime-type="image/png"/>
        </draw:frame>
        <draw:frame draw:style-name="gr7" draw:text-style-name="P9" draw:layer="layout" svg:width="1.7cm" svg:height="1.21cm" svg:x="1.335cm" svg:y="2.634cm">
          <draw:image xlink:href="Pictures/10001DE20000160E00001623B548BC16238DA977.svg" xlink:type="simple" xlink:show="embed" xlink:actuate="onLoad" loext:mime-type="image/svg+xml">
            <text:p/>
          </draw:image>
          <draw:image xlink:href="Pictures/10000201000000D5000000D60ED0F1F4800073A1.png" xlink:type="simple" xlink:show="embed" xlink:actuate="onLoad" loext:mime-type="image/png"/>
        </draw:frame>
        <draw:line draw:style-name="gr5" draw:text-style-name="P2" draw:layer="layout" svg:x1="5.25cm" svg:y1="4cm" svg:x2="11.851cm" svg:y2="5.809cm">
          <text:p/>
        </draw:line>
        <draw:line draw:style-name="gr5" draw:text-style-name="P2" draw:layer="layout" svg:x1="6.46cm" svg:y1="5.968cm" svg:x2="11.863cm" svg:y2="5.968cm">
          <text:p/>
        </draw:line>
        <draw:line draw:style-name="gr5" draw:text-style-name="P2" draw:layer="layout" svg:x1="4.933cm" svg:y1="4.328cm" svg:x2="5.65cm" svg:y2="5.5cm">
          <text:p/>
        </draw:line>
        <draw:line draw:style-name="gr8" draw:text-style-name="P2" draw:layer="layout" svg:x1="10.805cm" svg:y1="4.094cm" svg:x2="6.351cm" svg:y2="5.809cm">
          <text:p/>
        </draw:line>
        <draw:line draw:style-name="gr8" draw:text-style-name="P2" draw:layer="layout" svg:x1="11.51cm" svg:y1="4.328cm" svg:x2="12.215cm" svg:y2="5.382cm">
          <text:p/>
        </draw:line>
        <draw:frame draw:style-name="gr9" draw:text-style-name="P11" draw:layer="layout" svg:width="2.83cm" svg:height="0.73cm" svg:x="7.9cm" svg:y="5.9cm">
          <draw:text-box>
            <text:p text:style-name="P10"><text:span text:style-name="T3">OSPF area 0</text:span></text:p>
          </draw:text-box>
        </draw:frame>
        <draw:frame draw:style-name="gr7" draw:text-style-name="P12" draw:layer="layout" svg:width="1.875cm" svg:height="1.342cm" svg:x="11.506cm" svg:y="5.289cm">
          <draw:image xlink:href="Pictures/10001A8F0000160E00001623A4203AC086B25353.svg" xlink:type="simple" xlink:show="embed" xlink:actuate="onLoad" loext:mime-type="image/svg+xml">
            <text:p/>
          </draw:image>
          <draw:image xlink:href="Pictures/10000201000000D5000000D6AF146E5B0F93D3BE.png" xlink:type="simple" xlink:show="embed" xlink:actuate="onLoad" loext:mime-type="image/png"/>
        </draw:frame>
        <draw:frame draw:style-name="gr7" draw:text-style-name="P12" draw:layer="layout" svg:width="1.878cm" svg:height="1.333cm" svg:x="10.148cm" svg:y="3.3cm">
          <draw:image xlink:href="Pictures/10001A8F0000160E00001623A4203AC086B25353.svg" xlink:type="simple" xlink:show="embed" xlink:actuate="onLoad" loext:mime-type="image/svg+xml">
            <text:p/>
          </draw:image>
          <draw:image xlink:href="Pictures/10000201000000D5000000D6AF146E5B0F93D3BE.png" xlink:type="simple" xlink:show="embed" xlink:actuate="onLoad" loext:mime-type="image/png"/>
        </draw:frame>
        <draw:frame draw:style-name="gr7" draw:text-style-name="P12" draw:layer="layout" svg:width="1.875cm" svg:height="1.342cm" svg:x="4.815cm" svg:y="5.289cm">
          <draw:image xlink:href="Pictures/10001A8F0000160E00001623A4203AC086B25353.svg" xlink:type="simple" xlink:show="embed" xlink:actuate="onLoad" loext:mime-type="image/svg+xml">
            <text:p/>
          </draw:image>
          <draw:image xlink:href="Pictures/10000201000000D5000000D6AF146E5B0F93D3BE.png" xlink:type="simple" xlink:show="embed" xlink:actuate="onLoad" loext:mime-type="image/png"/>
        </draw:frame>
        <draw:frame draw:style-name="gr7" draw:text-style-name="P12" draw:layer="layout" svg:width="1.884cm" svg:height="1.343cm" svg:x="3.588cm" svg:y="3.36cm">
          <draw:image xlink:href="Pictures/10001A8F0000160E00001623A4203AC086B25353.svg" xlink:type="simple" xlink:show="embed" xlink:actuate="onLoad" loext:mime-type="image/svg+xml">
            <text:p/>
          </draw:image>
          <draw:image xlink:href="Pictures/10000201000000D5000000D6AF146E5B0F93D3BE.png" xlink:type="simple" xlink:show="embed" xlink:actuate="onLoad" loext:mime-type="image/png"/>
        </draw:frame>
        <draw:frame draw:style-name="gr10" draw:text-style-name="P14" draw:layer="layout" svg:width="1.294cm" svg:height="0.683cm" svg:x="3.913cm" svg:y="3.867cm">
          <draw:text-box>
            <text:p text:style-name="P13"><text:span text:style-name="T4">Hub2</text:span></text:p>
          </draw:text-box>
        </draw:frame>
        <draw:frame draw:style-name="gr10" draw:text-style-name="P14" draw:layer="layout" svg:width="1.294cm" svg:height="0.683cm" svg:x="10.469cm" svg:y="3.8cm">
          <draw:text-box>
            <text:p text:style-name="P13"><text:span text:style-name="T4">Hub4</text:span></text:p>
          </draw:text-box>
        </draw:frame>
        <draw:frame draw:style-name="gr10" draw:text-style-name="P14" draw:layer="layout" svg:width="1.294cm" svg:height="0.683cm" svg:x="5.144cm" svg:y="5.8cm">
          <draw:text-box>
            <text:p text:style-name="P13"><text:span text:style-name="T4">Hub1</text:span></text:p>
          </draw:text-box>
        </draw:frame>
        <draw:frame draw:style-name="gr10" draw:text-style-name="P14" draw:layer="layout" svg:width="1.294cm" svg:height="0.683cm" svg:x="11.813cm" svg:y="5.8cm">
          <draw:text-box>
            <text:p text:style-name="P13"><text:span text:style-name="T4">Hub3</text:span></text:p>
          </draw:text-box>
        </draw:frame>
        <draw:frame draw:style-name="gr11" draw:text-style-name="P2" draw:layer="layout" svg:width="1.31cm" svg:height="1cm" svg:x="7.513cm" svg:y="2.3cm">
          <draw:image xlink:href="Pictures/10001DEC0000063B000004BAB8953B88B0E7009E.svg" xlink:type="simple" xlink:show="embed" xlink:actuate="onLoad" loext:mime-type="image/svg+xml">
            <text:p/>
          </draw:image>
          <draw:image xlink:href="Pictures/100002010000003C0000002EAE31551E5C606968.png" xlink:type="simple" xlink:show="embed" xlink:actuate="onLoad" loext:mime-type="image/png"/>
        </draw:frame>
        <draw:frame draw:style-name="gr12" draw:text-style-name="P16" draw:layer="layout" svg:width="1.65cm" svg:height="0.539cm" svg:x="1.488cm" svg:y="3.025cm">
          <draw:text-box>
            <text:p text:style-name="P15"><text:span text:style-name="T5">Spoke21</text:span></text:p>
          </draw:text-box>
        </draw:frame>
        <draw:custom-shape draw:style-name="gr13" draw:text-style-name="P18" draw:layer="layout" svg:width="1.3cm" svg:height="0.56cm" svg:x="0.113cm" svg:y="2.865cm">
          <text:p text:style-name="P17"><text:span text:style-name="T6">B</text:span><text:span text:style-name="T6">r</text:span><text:span text:style-name="T6">a</text:span><text:span text:style-name="T6">n</text:span><text:span text:style-name="T6">c</text:span><text:span text:style-name="T6">h</text:span></text:p>
          <draw:enhanced-geometry svg:viewBox="0 0 21600 21600" draw:path-stretchpoint-x="10800" draw:path-stretchpoint-y="10800" draw:text-areas="?f3 ?f4 ?f5 ?f6" draw:type="round-rectangle" draw:modifiers="901.107555993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.725cm" svg:y1="4.975cm" svg:x2="1.35cm" svg:y2="4.975cm">
          <text:p/>
        </draw:line>
        <draw:frame draw:style-name="gr7" draw:text-style-name="P9" draw:layer="layout" svg:width="1.7cm" svg:height="1.21cm" svg:x="1.322cm" svg:y="4.434cm">
          <draw:image xlink:href="Pictures/10001DE20000160E00001623B548BC16238DA977.svg" xlink:type="simple" xlink:show="embed" xlink:actuate="onLoad" loext:mime-type="image/svg+xml">
            <text:p/>
          </draw:image>
          <draw:image xlink:href="Pictures/10000201000000D5000000D60ED0F1F4800073A1.png" xlink:type="simple" xlink:show="embed" xlink:actuate="onLoad" loext:mime-type="image/png"/>
        </draw:frame>
        <draw:frame draw:style-name="gr12" draw:text-style-name="P16" draw:layer="layout" svg:width="1.65cm" svg:height="0.539cm" svg:x="1.475cm" svg:y="4.825cm">
          <draw:text-box>
            <text:p text:style-name="P15"><text:span text:style-name="T5">Spoke22</text:span></text:p>
          </draw:text-box>
        </draw:frame>
        <draw:custom-shape draw:style-name="gr13" draw:text-style-name="P18" draw:layer="layout" svg:width="1.3cm" svg:height="0.56cm" svg:x="0.1cm" svg:y="4.665cm">
          <text:p text:style-name="P17"><text:span text:style-name="T6">Branch</text:span></text:p>
          <draw:enhanced-geometry svg:viewBox="0 0 21600 21600" draw:path-stretchpoint-x="10800" draw:path-stretchpoint-y="10800" draw:text-areas="?f3 ?f4 ?f5 ?f6" draw:type="round-rectangle" draw:modifiers="901.107555993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4.678cm" svg:y1="3.075cm" svg:x2="14.303cm" svg:y2="3.075cm">
          <text:p/>
        </draw:line>
        <draw:frame draw:style-name="gr7" draw:text-style-name="P9" draw:layer="layout" svg:width="1.7cm" svg:height="1.21cm" svg:x="12.888cm" svg:y="2.565cm">
          <draw:image xlink:href="Pictures/10001DE20000160E00001623B548BC16238DA977.svg" xlink:type="simple" xlink:show="embed" xlink:actuate="onLoad" loext:mime-type="image/svg+xml">
            <text:p/>
          </draw:image>
          <draw:image xlink:href="Pictures/10000201000000D5000000D60ED0F1F4800073A1.png" xlink:type="simple" xlink:show="embed" xlink:actuate="onLoad" loext:mime-type="image/png"/>
        </draw:frame>
        <draw:frame draw:style-name="gr12" draw:text-style-name="P16" draw:layer="layout" svg:width="1.65cm" svg:height="0.539cm" svg:x="13.041cm" svg:y="2.956cm">
          <draw:text-box>
            <text:p text:style-name="P15"><text:span text:style-name="T5">Spoke41</text:span></text:p>
          </draw:text-box>
        </draw:frame>
        <draw:custom-shape draw:style-name="gr13" draw:text-style-name="P18" draw:layer="layout" svg:width="1.3cm" svg:height="0.56cm" svg:x="14.588cm" svg:y="2.725cm">
          <text:p text:style-name="P17"><text:span text:style-name="T6">Branch</text:span></text:p>
          <draw:enhanced-geometry svg:viewBox="0 0 21600 21600" draw:path-stretchpoint-x="10800" draw:path-stretchpoint-y="10800" draw:text-areas="?f3 ?f4 ?f5 ?f6" draw:type="round-rectangle" draw:modifiers="901.107555993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4.663cm" svg:y1="4.95cm" svg:x2="14.288cm" svg:y2="4.95cm">
          <text:p/>
        </draw:line>
        <draw:frame draw:style-name="gr7" draw:text-style-name="P9" draw:layer="layout" svg:width="1.7cm" svg:height="1.21cm" svg:x="12.888cm" svg:y="4.365cm">
          <draw:image xlink:href="Pictures/10001DE20000160E00001623B548BC16238DA977.svg" xlink:type="simple" xlink:show="embed" xlink:actuate="onLoad" loext:mime-type="image/svg+xml">
            <text:p/>
          </draw:image>
          <draw:image xlink:href="Pictures/10000201000000D5000000D60ED0F1F4800073A1.png" xlink:type="simple" xlink:show="embed" xlink:actuate="onLoad" loext:mime-type="image/png"/>
        </draw:frame>
        <draw:frame draw:style-name="gr12" draw:text-style-name="P16" draw:layer="layout" svg:width="1.65cm" svg:height="0.539cm" svg:x="13.041cm" svg:y="4.756cm">
          <draw:text-box>
            <text:p text:style-name="P15"><text:span text:style-name="T5">Spoke42</text:span></text:p>
          </draw:text-box>
        </draw:frame>
        <draw:custom-shape draw:style-name="gr13" draw:text-style-name="P18" draw:layer="layout" svg:width="1.3cm" svg:height="0.56cm" svg:x="14.588cm" svg:y="4.625cm">
          <text:p text:style-name="P17"><text:span text:style-name="T6">Branch</text:span></text:p>
          <draw:enhanced-geometry svg:viewBox="0 0 21600 21600" draw:path-stretchpoint-x="10800" draw:path-stretchpoint-y="10800" draw:text-areas="?f3 ?f4 ?f5 ?f6" draw:type="round-rectangle" draw:modifiers="901.107555993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3.316cm" svg:y1="7.881cm" svg:x2="2.941cm" svg:y2="7.881cm">
          <text:p/>
        </draw:line>
        <draw:frame draw:style-name="gr7" draw:text-style-name="P9" draw:layer="layout" svg:width="1.7cm" svg:height="1.21cm" svg:x="2.913cm" svg:y="7.34cm">
          <draw:image xlink:href="Pictures/10001DE20000160E00001623B548BC16238DA977.svg" xlink:type="simple" xlink:show="embed" xlink:actuate="onLoad" loext:mime-type="image/svg+xml">
            <text:p/>
          </draw:image>
          <draw:image xlink:href="Pictures/10000201000000D5000000D60ED0F1F4800073A1.png" xlink:type="simple" xlink:show="embed" xlink:actuate="onLoad" loext:mime-type="image/png"/>
        </draw:frame>
        <draw:frame draw:style-name="gr12" draw:text-style-name="P16" draw:layer="layout" svg:width="1.65cm" svg:height="0.539cm" svg:x="2.988cm" svg:y="7.731cm">
          <draw:text-box>
            <text:p text:style-name="P15"><text:span text:style-name="T5">S</text:span><text:span text:style-name="T5">p</text:span><text:span text:style-name="T5">o</text:span><text:span text:style-name="T5">k</text:span><text:span text:style-name="T5">e</text:span><text:span text:style-name="T5">1</text:span><text:span text:style-name="T5">1</text:span></text:p>
          </draw:text-box>
        </draw:frame>
        <draw:line draw:style-name="gr1" draw:text-style-name="P1" draw:layer="layout" svg:x1="7.017cm" svg:y1="7.881cm" svg:x2="6.642cm" svg:y2="7.881cm">
          <text:p/>
        </draw:line>
        <draw:frame draw:style-name="gr7" draw:text-style-name="P9" draw:layer="layout" svg:width="1.7cm" svg:height="1.21cm" svg:x="6.614cm" svg:y="7.34cm">
          <draw:image xlink:href="Pictures/10001DE20000160E00001623B548BC16238DA977.svg" xlink:type="simple" xlink:show="embed" xlink:actuate="onLoad" loext:mime-type="image/svg+xml">
            <text:p/>
          </draw:image>
          <draw:image xlink:href="Pictures/10000201000000D5000000D60ED0F1F4800073A1.png" xlink:type="simple" xlink:show="embed" xlink:actuate="onLoad" loext:mime-type="image/png"/>
        </draw:frame>
        <draw:frame draw:style-name="gr12" draw:text-style-name="P16" draw:layer="layout" svg:width="1.65cm" svg:height="0.539cm" svg:x="6.689cm" svg:y="7.731cm">
          <draw:text-box>
            <text:p text:style-name="P15"><text:span text:style-name="T5">Spoke12</text:span></text:p>
          </draw:text-box>
        </draw:frame>
        <draw:custom-shape draw:style-name="gr13" draw:text-style-name="P18" draw:layer="layout" svg:width="1.3cm" svg:height="0.56cm" svg:x="1.663cm" svg:y="7.615cm">
          <text:p text:style-name="P17"><text:span text:style-name="T6">B</text:span><text:span text:style-name="T6">r</text:span><text:span text:style-name="T6">a</text:span><text:span text:style-name="T6">n</text:span><text:span text:style-name="T6">c</text:span><text:span text:style-name="T6">h</text:span></text:p>
          <draw:enhanced-geometry svg:viewBox="0 0 21600 21600" draw:path-stretchpoint-x="10800" draw:path-stretchpoint-y="10800" draw:text-areas="?f3 ?f4 ?f5 ?f6" draw:type="round-rectangle" draw:modifiers="901.107555993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8" draw:layer="layout" svg:width="1.3cm" svg:height="0.56cm" svg:x="5.364cm" svg:y="7.616cm">
          <text:p text:style-name="P17"><text:span text:style-name="T6">Branch</text:span></text:p>
          <draw:enhanced-geometry svg:viewBox="0 0 21600 21600" draw:path-stretchpoint-x="10800" draw:path-stretchpoint-y="10800" draw:text-areas="?f3 ?f4 ?f5 ?f6" draw:type="round-rectangle" draw:modifiers="901.107555993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" draw:text-style-name="P1" draw:layer="layout" svg:x1="13.602cm" svg:y1="6.851cm" svg:x2="13.431cm" svg:y2="6.967cm">
            <text:p/>
          </draw:line>
          <draw:line draw:style-name="gr1" draw:text-style-name="P1" draw:layer="layout" svg:x1="12.85cm" svg:y1="6.273cm" svg:x2="13.431cm" svg:y2="6.965cm">
            <text:p/>
          </draw:line>
          <draw:line draw:style-name="gr1" draw:text-style-name="P1" draw:layer="layout" svg:x1="13.602cm" svg:y1="6.851cm" svg:x2="14.15cm" svg:y2="7.543cm">
            <text:p/>
          </draw:line>
        </draw:g>
        <draw:line draw:style-name="gr1" draw:text-style-name="P1" draw:layer="layout" svg:x1="10.203cm" svg:y1="7.874cm" svg:x2="9.828cm" svg:y2="7.874cm">
          <text:p/>
        </draw:line>
        <draw:frame draw:style-name="gr7" draw:text-style-name="P9" draw:layer="layout" svg:width="1.7cm" svg:height="1.21cm" svg:x="9.8cm" svg:y="7.333cm">
          <draw:image xlink:href="Pictures/10001DE20000160E00001623B548BC16238DA977.svg" xlink:type="simple" xlink:show="embed" xlink:actuate="onLoad" loext:mime-type="image/svg+xml">
            <text:p/>
          </draw:image>
          <draw:image xlink:href="Pictures/10000201000000D5000000D60ED0F1F4800073A1.png" xlink:type="simple" xlink:show="embed" xlink:actuate="onLoad" loext:mime-type="image/png"/>
        </draw:frame>
        <draw:frame draw:style-name="gr12" draw:text-style-name="P16" draw:layer="layout" svg:width="1.65cm" svg:height="0.539cm" svg:x="9.875cm" svg:y="7.724cm">
          <draw:text-box>
            <text:p text:style-name="P15"><text:span text:style-name="T5">Spoke31</text:span></text:p>
          </draw:text-box>
        </draw:frame>
        <draw:line draw:style-name="gr1" draw:text-style-name="P1" draw:layer="layout" svg:x1="13.804cm" svg:y1="7.874cm" svg:x2="13.429cm" svg:y2="7.874cm">
          <text:p/>
        </draw:line>
        <draw:frame draw:style-name="gr7" draw:text-style-name="P9" draw:layer="layout" svg:width="1.7cm" svg:height="1.21cm" svg:x="13.401cm" svg:y="7.333cm">
          <draw:image xlink:href="Pictures/10001DE20000160E00001623B548BC16238DA977.svg" xlink:type="simple" xlink:show="embed" xlink:actuate="onLoad" loext:mime-type="image/svg+xml">
            <text:p/>
          </draw:image>
          <draw:image xlink:href="Pictures/10000201000000D5000000D60ED0F1F4800073A1.png" xlink:type="simple" xlink:show="embed" xlink:actuate="onLoad" loext:mime-type="image/png"/>
        </draw:frame>
        <draw:frame draw:style-name="gr12" draw:text-style-name="P16" draw:layer="layout" svg:width="1.65cm" svg:height="0.539cm" svg:x="13.476cm" svg:y="7.724cm">
          <draw:text-box>
            <text:p text:style-name="P15"><text:span text:style-name="T5">S</text:span><text:span text:style-name="T5">p</text:span><text:span text:style-name="T5">o</text:span><text:span text:style-name="T5">k</text:span><text:span text:style-name="T5">e</text:span><text:span text:style-name="T5">3</text:span><text:span text:style-name="T5">2</text:span></text:p>
          </draw:text-box>
        </draw:frame>
        <draw:custom-shape draw:style-name="gr13" draw:text-style-name="P18" draw:layer="layout" svg:width="1.3cm" svg:height="0.56cm" svg:x="8.55cm" svg:y="7.608cm">
          <text:p text:style-name="P17"><text:span text:style-name="T6">Branch</text:span></text:p>
          <draw:enhanced-geometry svg:viewBox="0 0 21600 21600" draw:path-stretchpoint-x="10800" draw:path-stretchpoint-y="10800" draw:text-areas="?f3 ?f4 ?f5 ?f6" draw:type="round-rectangle" draw:modifiers="901.107555993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8" draw:layer="layout" svg:width="1.3cm" svg:height="0.56cm" svg:x="12.151cm" svg:y="7.609cm">
          <text:p text:style-name="P17"><text:span text:style-name="T6">B</text:span><text:span text:style-name="T6">r</text:span><text:span text:style-name="T6">a</text:span><text:span text:style-name="T6">n</text:span><text:span text:style-name="T6">c</text:span><text:span text:style-name="T6">h</text:span></text:p>
          <draw:enhanced-geometry svg:viewBox="0 0 21600 21600" draw:path-stretchpoint-x="10800" draw:path-stretchpoint-y="10800" draw:text-areas="?f3 ?f4 ?f5 ?f6" draw:type="round-rectangle" draw:modifiers="901.107555993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0" draw:layer="layout" svg:width="0.8cm" svg:height="0.39cm" svg:x="11.675cm" svg:y="3.5cm">
          <text:p text:style-name="P19"><text:span text:style-name="T7">B</text:span><text:span text:style-name="T7">R</text:span><text:span text:style-name="T7">A</text:span><text:span text:style-name="T7">S</text:span></text:p>
          <draw:enhanced-geometry svg:viewBox="0 0 21600 21600" draw:path-stretchpoint-x="10800" draw:path-stretchpoint-y="10800" draw:text-areas="?f3 ?f4 ?f5 ?f6" draw:type="round-rectangle" draw:modifiers="2372.610556348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0" draw:layer="layout" svg:width="0.8cm" svg:height="0.39cm" svg:x="13.025cm" svg:y="5.5cm">
          <text:p text:style-name="P19"><text:span text:style-name="T7">BRAS</text:span></text:p>
          <draw:enhanced-geometry svg:viewBox="0 0 21600 21600" draw:path-stretchpoint-x="10800" draw:path-stretchpoint-y="10800" draw:text-areas="?f3 ?f4 ?f5 ?f6" draw:type="round-rectangle" draw:modifiers="2372.610556348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0" draw:layer="layout" svg:width="0.8cm" svg:height="0.39cm" svg:x="4.326cm" svg:y="5.501cm">
          <text:p text:style-name="P19"><text:span text:style-name="T7">BRAS</text:span></text:p>
          <draw:enhanced-geometry svg:viewBox="0 0 21600 21600" draw:path-stretchpoint-x="10800" draw:path-stretchpoint-y="10800" draw:text-areas="?f3 ?f4 ?f5 ?f6" draw:type="round-rectangle" draw:modifiers="2372.610556348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0" draw:layer="layout" svg:width="0.8cm" svg:height="0.39cm" svg:x="3.176cm" svg:y="3.501cm">
          <text:p text:style-name="P19"><text:span text:style-name="T7">BRAS</text:span></text:p>
          <draw:enhanced-geometry svg:viewBox="0 0 21600 21600" draw:path-stretchpoint-x="10800" draw:path-stretchpoint-y="10800" draw:text-areas="?f3 ?f4 ?f5 ?f6" draw:type="round-rectangle" draw:modifiers="2372.610556348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1" draw:layer="layout" svg:width="9.625cm" svg:height="3.25cm" svg:x="3.749cm" svg:y="3.25cm">
          <text:p/>
          <draw:enhanced-geometry svg:viewBox="0 0 21600 21600" draw:glue-points="?f6 0 10800 ?f8 ?f11 10800 ?f9 21600 10800 ?f10 ?f5 10800" draw:text-areas="?f3 ?f3 ?f4 ?f4" draw:mirror-horizontal="true" draw:type="parallelogram" draw:modifiers="4757.1161437772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Hack" svg:font-family="Hack" style:font-adornments="Normal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Noto Sans Disp" svg:font-family="'Noto Sans Disp'" style:font-family-generic="swiss" style:font-pitch="variable"/>
    <style:font-face style:name="Noto Sans Mono" svg:font-family="'Noto Sans Mono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8-11-10T18:09:29.213285041</dc:date>
    <meta:editing-duration>PT7H56M21S</meta:editing-duration>
    <meta:editing-cycles>40</meta:editing-cycles>
    <meta:generator>LibreOffice/6.1.3.1$Linux_X86_64 LibreOffice_project/10$Build-1</meta:generator>
    <dc:creator>Philippe Latu</dc:creator>
    <meta:document-statistic meta:object-count="137"/>
  </office:meta>
</office:document-meta>
</file>